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9649d" style:font-size-asian="12pt" style:font-size-complex="12pt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text-underline-style="none" officeooo:paragraph-rsid="0039649d" style:font-size-asian="14pt" style:font-size-complex="14pt"/>
    </style:style>
    <style:style style:name="P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39649d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9649d" style:font-size-asian="10pt" style:font-size-complex="10pt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15c28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officeooo:rsid="001b2579"/>
    </style:style>
    <style:style style:name="T7" style:family="text">
      <style:text-properties officeooo:rsid="00215c28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officeooo:rsid="0032ef2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2"><text:span text:style-name="T18">do text if self.hasSingleApplicant()</text:span></text:p><text:p text:style-name="P12"><text:span text:style-name="T18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self.getPortionOutsText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2"><text:span text:style-name="T18">do text if self.hasMultipleApplicants()</text:span>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self.getPortionOutsText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8">Dans les <text:span text:style-name="T8">3</text:span> jours <text:span text:style-name="T8">ouvrables</text:span> de la présente, votre dossier <text:span text:style-name="T7">sera transmis à la Direction Générale Opérationnelle 3, Département des Permis et Autorisations, qui vous communiquera </text:span>la <text:span text:style-name="T11">recevabilité et la </text:span>complétude du dossier.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54.695612506</dc:date>
    <dc:language>fr-FR</dc:language>
    <meta:editing-cycles>121</meta:editing-cycles>
    <meta:editing-duration>PT12H29M7S</meta:editing-duration>
    <meta:document-statistic meta:table-count="1" meta:image-count="0" meta:object-count="0" meta:page-count="1" meta:paragraph-count="11" meta:word-count="168" meta:character-count="1276" meta:non-whitespace-character-count="1147"/>
    <meta:user-defined meta:name="Info 1"/>
    <meta:user-defined meta:name="Info 2"/>
    <meta:user-defined meta:name="Info 3"/>
    <meta:user-defined meta:name="Info 4"/>
  </office:meta>
</office:document-meta>
</file>